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6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rime" table:style-name="ta1">
        <table:table-column table:style-name="co1" table:default-cell-style-name="Default"/>
        <table:table-row table:style-name="ro1">
          <table:table-cell office:value-type="string" calcext:value-type="string">
            <text:p>Dc_Dist,Psa,Dispatch_Date_Time,Dispatch_Date,Dispatch_Time,Hour,Dc_Key,Location_Block,UCR_General,Text_General_Code,Police_Districts,Month,Lon,Lat</text:p>
          </table:table-cell>
        </table:table-row>
        <table:table-row table:style-name="ro1">
          <table:table-cell office:value-type="string" calcext:value-type="string">
            <text:p>18,3,2009-10-02 14:24:00,2009-10-02,14:24:00,14,200918067518,S 38TH ST <text:s/>/ MARKETUT ST,800,Other Assaults,,2009-10,,</text:p>
          </table:table-cell>
        </table:table-row>
        <table:table-row table:style-name="ro1">
          <table:table-cell office:value-type="string" calcext:value-type="string">
            <text:p>14,1,2009-05-10 00:55:00,2009-05-10,00:55:00,0,200914033994,8500 BLOCK MITCH,2600,All Other Offenses,,2009-05,,</text:p>
          </table:table-cell>
        </table:table-row>
        <table:table-row table:style-name="ro1">
          <table:table-cell office:value-type="string" calcext:value-type="string">
            <text:p>25,J,2009-08-07 15:40:00,2009-08-07,15:40:00,15,200925083199,6TH CAMBRIA,800,Other Assaults,,2009-08,,</text:p>
          </table:table-cell>
        </table:table-row>
        <table:table-row table:style-name="ro1">
          <table:table-cell office:value-type="string" calcext:value-type="string">
            <text:p>35,D,2009-07-19 01:09:00,2009-07-19,01:09:00,1,200935061008,5500 BLOCK N 5TH ST,1500,Weapon Violations,20,2009-07,-75.130477,40.036389</text:p>
          </table:table-cell>
        </table:table-row>
        <table:table-row table:style-name="ro1">
          <table:table-cell office:value-type="string" calcext:value-type="string">
            <text:p>09,R,2009-06-25 00:14:00,2009-06-25,00:14:00,0,200909030511,1800 BLOCK WYLIE ST,2600,All Other Offenses,8,2009-06,-75.16635,39.969532</text:p>
          </table:table-cell>
        </table:table-row>
        <table:table-row table:style-name="ro1">
          <table:table-cell office:value-type="string" calcext:value-type="string">
            <text:p>17,1,2015-04-25 12:50:00,2015-04-25,12:50:00,12,201517017705,800 BLOCK S BROAD ST,600,Thefts,13,2015-04,-75.166412,39.94007</text:p>
          </table:table-cell>
        </table:table-row>
        <table:table-row table:style-name="ro1">
          <table:table-cell office:value-type="string" calcext:value-type="string">
            <text:p>23,K,2009-02-10 14:33:00,2009-02-10,14:33:00,14,200923006310,2200 BLOCK RIDGE AVE,800,Other Assaults,16,2009-02,-75.171149,39.979586</text:p>
          </table:table-cell>
        </table:table-row>
        <table:table-row table:style-name="ro1">
          <table:table-cell office:value-type="string" calcext:value-type="string">
            <text:p>77,A,2009-04-02 18:30:00,2009-04-02,18:30:00,18,200977001770,TERMINAL A W,500,Burglary Non-Residential,,2009-04,,</text:p>
          </table:table-cell>
        </table:table-row>
        <table:table-row table:style-name="ro1">
          <table:table-cell office:value-type="string" calcext:value-type="string">
            <text:p>35,D,2009-03-18 01:14:00,2009-03-18,01:14:00,1,200935021299,N 5TH SOMMERVILLE,2600,All Other Offenses,,2009-03,,</text:p>
          </table:table-cell>
        </table:table-row>
        <table:table-row table:style-name="ro1">
          <table:table-cell office:value-type="string" calcext:value-type="string">
            <text:p>23,L,2009-06-14 20:30:00,2009-06-14,20:30:00,20,200923029129,N 2828 W <text:s/>MASTER STST,2600,All Other Offenses,,2009-06,,</text:p>
          </table:table-cell>
        </table:table-row>
        <table:table-row table:style-name="ro1">
          <table:table-cell office:value-type="string" calcext:value-type="string">
            <text:p>22,P,2009-01-19 16:44:00,2009-01-19,16:44:00,16,200922003757,N 2800 ST <text:s/>/ DIAMOND ST,400,Aggravated Assault Firearm,,2009-01,,</text:p>
          </table:table-cell>
        </table:table-row>
        <table:table-row table:style-name="ro1">
          <table:table-cell office:value-type="string" calcext:value-type="string">
            <text:p>01,J,2009-02-09 22:52:00,2009-02-09,22:52:00,22,200901004250,2700 BLOCK / 2720 / 2729 <text:s/>WOLF ST,800,Other Assaults,,2009-02,,</text:p>
          </table:table-cell>
        </table:table-row>
        <table:table-row table:style-name="ro1">
          <table:table-cell office:value-type="string" calcext:value-type="string">
            <text:p>22,3,2015-10-06 18:18:00,2015-10-06,18:18:00,18,201522089374,1500 BLOCK N 15TH ST,600,Thefts,16,2015-10,-75.160229,39.976134</text:p>
          </table:table-cell>
        </table:table-row>
        <table:table-row table:style-name="ro1">
          <table:table-cell office:value-type="string" calcext:value-type="string">
            <text:p>22,3,2015-10-09 00:49:00,2015-10-09,00:49:00,0,201522090172,1500 BLOCK N 17TH ST,600,Thefts,16,2015-10,-75.163073,39.977872</text:p>
          </table:table-cell>
        </table:table-row>
        <table:table-row table:style-name="ro1">
          <table:table-cell office:value-type="string" calcext:value-type="string">
            <text:p>77,A,2015-05-03 20:39:00,2015-05-03,20:39:00,20,201577002447,GATE C-18,600,Thefts,,2015-05,,</text:p>
          </table:table-cell>
        </table:table-row>
        <table:table-row table:style-name="ro1">
          <table:table-cell office:value-type="string" calcext:value-type="string">
            <text:p>02,1,2015-11-30 08:39:00,2015-11-30,08:39:00,8,201502076521,6500 BLOCK CASTOR AV,600,Thefts,2,2015-11,-75.075602,40.04127</text:p>
          </table:table-cell>
        </table:table-row>
        <table:table-row table:style-name="ro1">
          <table:table-cell office:value-type="string" calcext:value-type="string">
            <text:p>77,A,2009-03-12 11:46:00,2009-03-12,11:46:00,11,200977001338,B-BAGGAGE,2600,All Other Offenses,,2009-03,,</text:p>
          </table:table-cell>
        </table:table-row>
        <table:table-row table:style-name="ro1">
          <table:table-cell office:value-type="string" calcext:value-type="string">
            <text:p>23,J,2009-03-21 23:46:00,2009-03-21,23:46:00,23,200923013118,N 2237 W <text:s/>OXFORD STRD ST,600,Theft from Vehicle,,2009-03,,</text:p>
          </table:table-cell>
        </table:table-row>
        <table:table-row table:style-name="ro1">
          <table:table-cell office:value-type="string" calcext:value-type="string">
            <text:p>24,2,2015-04-11 17:38:00,2015-04-11,17:38:00,17,201524030846,2800 BLOCK RUTH ST,2400,Disorderly Conduct,17,2015-04,-75.122057,39.990907</text:p>
          </table:table-cell>
        </table:table-row>
        <table:table-row table:style-name="ro1">
          <table:table-cell office:value-type="string" calcext:value-type="string">
            <text:p>23,1,2009-12-12 14:13:00,2009-12-12,14:13:00,14,200923058487,N 1200 N 18TH ST,600,Theft from Vehicle,,2009-12,,</text:p>
          </table:table-cell>
        </table:table-row>
        <table:table-row table:style-name="ro1">
          <table:table-cell office:value-type="string" calcext:value-type="string">
            <text:p>05,F,2009-08-30 00:14:00,2009-08-30,00:14:00,0,200905020423,100 BLOCK LEVERING ST / MAIN ST,1400,Vandalism/Criminal Mischief,,2009-08,,</text:p>
          </table:table-cell>
        </table:table-row>
        <table:table-row table:style-name="ro1">
          <table:table-cell office:value-type="string" calcext:value-type="string">
            <text:p>22,4,2015-12-10 12:29:00,2015-12-10,12:29:00,12,201522110572,2600 BLOCK W THOMPSON ST,600,Thefts,16,2015-12,-75.178874,39.975724</text:p>
          </table:table-cell>
        </table:table-row>
        <table:table-row table:style-name="ro1">
          <table:table-cell office:value-type="string" calcext:value-type="string">
            <text:p>15,I,2009-01-11 12:30:00,2009-01-11,12:30:00,12,200915003568,5200 BLOCK HARBISON AVE,600,Thefts,11,2009-01,-75.069032,40.01243</text:p>
          </table:table-cell>
        </table:table-row>
        <table:table-row table:style-name="ro1">
          <table:table-cell office:value-type="string" calcext:value-type="string">
            <text:p>19,2,2009-12-03 21:55:00,2009-12-03,21:55:00,21,200919108270,N ALDEN / LANSDOWNEWNE AVE,2400,Disorderly Conduct,,2009-12,,</text:p>
          </table:table-cell>
        </table:table-row>
        <table:table-row table:style-name="ro1">
          <table:table-cell office:value-type="string" calcext:value-type="string">
            <text:p>19,A,2009-05-21 09:46:00,2009-05-21,09:46:00,9,200919045006,7500 BLOCK WOODBINE AVE,900,Arson,15,2009-05,-75.266605,39.975197</text:p>
          </table:table-cell>
        </table:table-row>
        <table:table-row table:style-name="ro1">
          <table:table-cell office:value-type="string" calcext:value-type="string">
            <text:p>18,2,2015-05-05 03:14:00,2015-05-05,03:14:00,3,201518027600,5600 BLOCK CHESTNUT ST,600,Thefts,14,2015-05,-75.235121,39.959754</text:p>
          </table:table-cell>
        </table:table-row>
        <table:table-row table:style-name="ro1">
          <table:table-cell office:value-type="string" calcext:value-type="string">
            <text:p>02,1,2015-12-08 14:42:00,2015-12-08,14:42:00,14,201502078234,4600 BLOCK E ROOSEVELT BLVD,600,Thefts,2,2015-12,-75.099584,40.02849</text:p>
          </table:table-cell>
        </table:table-row>
        <table:table-row table:style-name="ro1">
          <table:table-cell office:value-type="string" calcext:value-type="string">
            <text:p>18,3,2015-10-13 19:48:00,2015-10-13,19:48:00,19,201518068761,4800 BLOCK MARKET ST,600,Thefts,14,2015-10,-75.217184,39.959005</text:p>
          </table:table-cell>
        </table:table-row>
        <table:table-row table:style-name="ro1">
          <table:table-cell office:value-type="string" calcext:value-type="string">
            <text:p>24,2,2015-08-23 01:58:00,2015-08-23,01:58:00,1,201524080438,3000 BLOCK B ST,800,Other Assaults,17,2015-08,-75.125869,39.995626</text:p>
          </table:table-cell>
        </table:table-row>
        <table:table-row table:style-name="ro1">
          <table:table-cell office:value-type="string" calcext:value-type="string">
            <text:p>14,H,2009-04-15 14:09:00,2009-04-15,14:09:00,14,200914026604,0 BLOCK E HIGH ST,900,Arson,10,2009-04,-75.1769,40.040153</text:p>
          </table:table-cell>
        </table:table-row>
        <table:table-row table:style-name="ro1">
          <table:table-cell office:value-type="string" calcext:value-type="string">
            <text:p>26,2,2015-03-10 23:05:00,2015-03-10,23:05:00,23,201526012015,1900 BLOCK N 09TH ST,1100,Fraud,19,2015-03,-75.148657,39.981381</text:p>
          </table:table-cell>
        </table:table-row>
        <table:table-row table:style-name="ro1">
          <table:table-cell office:value-type="string" calcext:value-type="string">
            <text:p>19,1,2015-02-24 16:05:00,2015-02-24,16:05:00,16,201519017331,100 BLOCK N 63RD ST,600,Thefts,15,2015-02,-75.246174,39.965767</text:p>
          </table:table-cell>
        </table:table-row>
        <table:table-row table:style-name="ro1">
          <table:table-cell office:value-type="string" calcext:value-type="string">
            <text:p>26,2,2015-06-03 07:02:00,2015-06-03,07:02:00,7,201526027511,300 BLOCK MASTER ST,600,Theft from Vehicle,19,2015-06,-75.142238,39.972396</text:p>
          </table:table-cell>
        </table:table-row>
        <table:table-row table:style-name="ro1">
          <table:table-cell office:value-type="string" calcext:value-type="string">
            <text:p>25,E,2009-05-17 02:53:00,2009-05-17,02:53:00,2,200925050401,0 BLOCK WYOMING AV <text:s/>/ HURLEY ST,1400,Vandalism/Criminal Mischief,,2009-05,,</text:p>
          </table:table-cell>
        </table:table-row>
        <table:table-row table:style-name="ro1">
          <table:table-cell office:value-type="string" calcext:value-type="string">
            <text:p>19,2,2015-02-26 15:20:00,2015-02-26,15:20:00,15,201519017938,5600 BLOCK VINE ST,600,Thefts,15,2015-02,-75.231825,39.965636</text:p>
          </table:table-cell>
        </table:table-row>
        <table:table-row table:style-name="ro1">
          <table:table-cell office:value-type="string" calcext:value-type="string">
            <text:p>15,1,2015-11-13 16:51:00,2015-11-13,16:51:00,16,201515111714,1600 BLOCK DYRE ST,300,Robbery No Firearm,11,2015-11,-75.077126,40.020219</text:p>
          </table:table-cell>
        </table:table-row>
        <table:table-row table:style-name="ro1">
          <table:table-cell office:value-type="string" calcext:value-type="string">
            <text:p>19,2,2015-10-29 18:53:00,2015-10-29,18:53:00,18,201519110299,500 BLOCK N HOBART ST,800,Other Assaults,15,2015-10,-75.236743,39.968878</text:p>
          </table:table-cell>
        </table:table-row>
        <table:table-row table:style-name="ro1">
          <table:table-cell office:value-type="string" calcext:value-type="string">
            <text:p>09,2,2015-03-01 16:15:00,2015-03-01,16:15:00,16,201509008423,1600 BLOCK JOHN F KENNEDYKENNEDY BLVD,2500,Vagrancy/Loitering,,2015-03,,</text:p>
          </table:table-cell>
        </table:table-row>
        <table:table-row table:style-name="ro1">
          <table:table-cell office:value-type="string" calcext:value-type="string">
            <text:p>17,1,2015-11-10 09:59:00,2015-11-10,09:59:00,9,201517056398,800 BLOCK S 17TH ST,600,Theft from Vehicle,13,2015-11,-75.171071,39.940641</text:p>
          </table:table-cell>
        </table:table-row>
        <table:table-row table:style-name="ro1">
          <table:table-cell office:value-type="string" calcext:value-type="string">
            <text:p>19,1,2015-05-12 02:00:00,2015-05-12,02:00:00,2,201519044279,400 BLOCK N 63RD ST,500,Burglary Non-Residential,,2015-05,,</text:p>
          </table:table-cell>
        </table:table-row>
        <table:table-row table:style-name="ro1">
          <table:table-cell office:value-type="string" calcext:value-type="string">
            <text:p>06,2,2010-05-09 16:39:00,2010-05-09,16:39:00,16,201006024633,S 800 MARKET STREETST,300,Robbery No Firearm,,2010-05,,</text:p>
          </table:table-cell>
        </table:table-row>
        <table:table-row table:style-name="ro1">
          <table:table-cell office:value-type="string" calcext:value-type="string">
            <text:p>17,K,2009-02-22 12:59:00,2009-02-22,12:59:00,12,200917007757,2300 BLOCK GRAYSFERRY AVEFERRY AV,1400,Vandalism/Criminal Mischief,,2009-02,,</text:p>
          </table:table-cell>
        </table:table-row>
        <table:table-row table:style-name="ro1">
          <table:table-cell office:value-type="string" calcext:value-type="string">
            <text:p>24,I,2009-02-15 12:36:00,2009-02-15,12:36:00,12,200924012783,3700 BLOCK ARAMINGO AVE,600,Thefts,17,2009-02,-75.094481,39.994678</text:p>
          </table:table-cell>
        </table:table-row>
        <table:table-row table:style-name="ro1">
          <table:table-cell office:value-type="string" calcext:value-type="string">
            <text:p>18,3,2015-03-07 08:47:00,2015-03-07,08:47:00,8,201518013984,3600 BLOCK SANSOMST,600,Theft from Vehicle,14,2015-03,-75.194694,39.953878</text:p>
          </table:table-cell>
        </table:table-row>
        <table:table-row table:style-name="ro1">
          <table:table-cell office:value-type="string" calcext:value-type="string">
            <text:p>19,3,2015-07-06 10:16:00,2015-07-06,10:16:00,10,201519066435,4000 BLOCK MONUMENT RD,600,Thefts,15,2015-07,-75.213489,40.006611</text:p>
          </table:table-cell>
        </table:table-row>
        <table:table-row table:style-name="ro1">
          <table:table-cell office:value-type="string" calcext:value-type="string">
            <text:p>18,2,2015-04-24 10:23:00,2015-04-24,10:23:00,10,201518025247,0 BLOCK S 54TH ST,600,Theft from Vehicle,14,2015-04,-75.228597,39.960435</text:p>
          </table:table-cell>
        </table:table-row>
        <table:table-row table:style-name="ro1">
          <table:table-cell office:value-type="string" calcext:value-type="string">
            <text:p>14,R,2009-06-16 22:16:00,2009-06-16,22:16:00,22,200914045070,8100 BLOCK RODNET ST,700,Motor Vehicle Theft,,2009-06,,</text:p>
          </table:table-cell>
        </table:table-row>
        <table:table-row table:style-name="ro1">
          <table:table-cell office:value-type="string" calcext:value-type="string">
            <text:p>35,G,2009-06-03 08:04:00,2009-06-03,08:04:00,8,200935045706,N 4550 N 11TH ST,700,Recovered Stolen Motor Vehicle,,2009-06,,</text:p>
          </table:table-cell>
        </table:table-row>
        <table:table-row table:style-name="ro1">
          <table:table-cell office:value-type="string" calcext:value-type="string">
            <text:p>06,1,2009-12-22 10:31:00,2009-12-22,10:31:00,10,200906066985,200 BLOCK SPRING GARDEN SOLUMBUS BLVD,1400,Vandalism/Criminal Mischief,,2009-12,,</text:p>
          </table:table-cell>
        </table:table-row>
        <table:table-row table:style-name="ro1">
          <table:table-cell office:value-type="string" calcext:value-type="string">
            <text:p>18,2,2015-08-07 03:55:00,2015-08-07,03:55:00,3,201518051143,5000 BLOCK CEDAR AV,600,Theft from Vehicle,14,2015-08,-75.223059,39.949959</text:p>
          </table:table-cell>
        </table:table-row>
        <table:table-row table:style-name="ro1">
          <table:table-cell office:value-type="string" calcext:value-type="string">
            <text:p>24,2,2009-12-07 10:55:00,2009-12-07,10:55:00,10,200924106464,N 2800 N FRONT ST,300,Robbery No Firearm,,2009-12,,</text:p>
          </table:table-cell>
        </table:table-row>
        <table:table-row table:style-name="ro1">
          <table:table-cell office:value-type="string" calcext:value-type="string">
            <text:p>14,F,2009-06-15 02:21:00,2009-06-15,02:21:00,2,200914044550,1200 BLOCK E CHELTEN AVEHELTEN AV,700,Recovered Stolen Motor Vehicle,,2009-06,,</text:p>
          </table:table-cell>
        </table:table-row>
        <table:table-row table:style-name="ro1">
          <table:table-cell office:value-type="string" calcext:value-type="string">
            <text:p>22,2,2015-11-05 11:44:00,2015-11-05,11:44:00,11,201522099656,N 22ND ST / DIAMOND ST,300,Robbery Firearm,16,2015-11,-75.169577,39.986415</text:p>
          </table:table-cell>
        </table:table-row>
        <table:table-row table:style-name="ro1">
          <table:table-cell office:value-type="string" calcext:value-type="string">
            <text:p>02,3,2015-04-06 16:38:00,2015-04-06,16:38:00,16,201502021075,7000 BLOCK CASTOR AV,600,Thefts,2,2015-04,-75.07033,40.046875</text:p>
          </table:table-cell>
        </table:table-row>
        <table:table-row table:style-name="ro1">
          <table:table-cell office:value-type="string" calcext:value-type="string">
            <text:p>77,A,2009-05-16 18:11:00,2009-05-16,18:11:00,18,200977002610,D-E CONNECTOR,1200,Embezzlement,,2009-05,,</text:p>
          </table:table-cell>
        </table:table-row>
        <table:table-row table:style-name="ro1">
          <table:table-cell office:value-type="string" calcext:value-type="string">
            <text:p>22,1,2015-12-11 09:54:00,2015-12-11,09:54:00,9,201522110832,1600 BLOCK W NORRIS ST,800,Other Assaults,16,2015-12,-75.160204,39.983601</text:p>
          </table:table-cell>
        </table:table-row>
        <table:table-row table:style-name="ro1">
          <table:table-cell office:value-type="string" calcext:value-type="string">
            <text:p>02,1,2015-05-01 23:50:00,2015-05-01,23:50:00,23,201502027416,5700 BLOCK E ROOSEVELT BLVD,600,Thefts,2,2015-05,-75.084733,40.032092</text:p>
          </table:table-cell>
        </table:table-row>
        <table:table-row table:style-name="ro1">
          <table:table-cell office:value-type="string" calcext:value-type="string">
            <text:p>77,A,2009-03-02 20:12:00,2009-03-02,20:12:00,20,200977001212,TERMINAL A W,600,Thefts,,2009-03,,</text:p>
          </table:table-cell>
        </table:table-row>
        <table:table-row table:style-name="ro1">
          <table:table-cell office:value-type="string" calcext:value-type="string">
            <text:p>23,2,2009-10-04 17:52:00,2009-10-04,17:52:00,17,200923047631,KELLY DR <text:s/>/ W STRAWBERRY MANSION DR,1400,Vandalism/Criminal Mischief,,2009-10,,</text:p>
          </table:table-cell>
        </table:table-row>
        <table:table-row table:style-name="ro1">
          <table:table-cell office:value-type="string" calcext:value-type="string">
            <text:p>01,2,2015-05-30 18:17:00,2015-05-30,18:17:00,18,201501020274,1700 BLOCK STOCKER ST,800,Other Assaults,1,2015-05,-75.177232,39.915826</text:p>
          </table:table-cell>
        </table:table-row>
        <table:table-row table:style-name="ro1">
          <table:table-cell office:value-type="string" calcext:value-type="string">
            <text:p>19,1,2015-05-12 15:45:00,2015-05-12,15:45:00,15,201519044438,800 BLOCK N 65TH ST,600,Theft from Vehicle,15,2015-05,-75.249292,39.975158</text:p>
          </table:table-cell>
        </table:table-row>
        <table:table-row table:style-name="ro1">
          <table:table-cell office:value-type="string" calcext:value-type="string">
            <text:p>04,L,2009-10-03 03:42:00,2009-10-03,03:42:00,3,200904042934,8TH / MIFFLIN ST,700,Motor Vehicle Theft,3,2009-10,-75.159205,39.925513</text:p>
          </table:table-cell>
        </table:table-row>
        <table:table-row table:style-name="ro1">
          <table:table-cell office:value-type="string" calcext:value-type="string">
            <text:p>25,L,2009-06-06 11:26:00,2009-06-06,11:26:00,11,200925058768,500 BLOCK W ANNSBURY ST,1100,Fraud,18,2009-06,-75.135353,40.020515</text:p>
          </table:table-cell>
        </table:table-row>
        <table:table-row table:style-name="ro1">
          <table:table-cell office:value-type="string" calcext:value-type="string">
            <text:p>17,K,2009-03-28 02:02:00,2009-03-28,02:02:00,2,200917012928,2300 BLOCK ST ALBANS ST,700,Recovered Stolen Motor Vehicle,,2009-03,,</text:p>
          </table:table-cell>
        </table:table-row>
        <table:table-row table:style-name="ro1">
          <table:table-cell office:value-type="string" calcext:value-type="string">
            <text:p>39,1,2009-11-15 14:42:00,2009-11-15,14:42:00,14,200939074790,LINCOLN DR <text:s/>/ CITY AVE RAMP M,1400,Vandalism/Criminal Mischief,,2009-11,,</text:p>
          </table:table-cell>
        </table:table-row>
        <table:table-row table:style-name="ro1">
          <table:table-cell office:value-type="string" calcext:value-type="string">
            <text:p>15,1,2015-11-14 10:05:00,2015-11-14,10:05:00,10,201515112000,4200 BLOCK N PENN ST,600,Thefts,11,2015-11,-75.085511,40.017622</text:p>
          </table:table-cell>
        </table:table-row>
        <table:table-row table:style-name="ro1">
          <table:table-cell office:value-type="string" calcext:value-type="string">
            <text:p>15,3,2015-12-23 17:29:00,2015-12-23,17:29:00,17,201515124546,4500 BLOCK LORING ST,600,Thefts,11,2015-12,-75.032986,40.032924</text:p>
          </table:table-cell>
        </table:table-row>
        <table:table-row table:style-name="ro1">
          <table:table-cell office:value-type="string" calcext:value-type="string">
            <text:p>77,A,2009-01-12 12:17:00,2009-01-12,12:17:00,12,200977000259,0 BLOCK PIA WAY,1100,Fraud,22,2009-01,-75.230706,39.883852</text:p>
          </table:table-cell>
        </table:table-row>
        <table:table-row table:style-name="ro1">
          <table:table-cell office:value-type="string" calcext:value-type="string">
            <text:p>22,1,2015-05-12 09:23:00,2015-05-12,09:23:00,9,201522042675,1900 BLOCK N 18TH ST,600,Thefts,16,2015-05,-75.163557,39.983081</text:p>
          </table:table-cell>
        </table:table-row>
        <table:table-row table:style-name="ro1">
          <table:table-cell office:value-type="string" calcext:value-type="string">
            <text:p>22,3,2015-06-25 19:42:00,2015-06-25,19:42:00,19,201522057316,1500 BLOCK GUILFORD PL,600,Thefts,16,2015-06,-75.153582,39.975478</text:p>
          </table:table-cell>
        </table:table-row>
        <table:table-row table:style-name="ro1">
          <table:table-cell office:value-type="string" calcext:value-type="string">
            <text:p>16,2,2015-06-02 12:19:00,2015-06-02,12:19:00,12,201516024076,N 46TH ST / MARKET ST,600,Thefts,12,2015-06,-75.214022,39.958653</text:p>
          </table:table-cell>
        </table:table-row>
        <table:table-row table:style-name="ro1">
          <table:table-cell office:value-type="string" calcext:value-type="string">
            <text:p>25,1,2009-11-27 08:16:00,2009-11-27,08:16:00,8,200925122779,LITTLE FLOWER HS @ 1100 W LUZERNE ST,700,Recovered Stolen Motor Vehicle,,2009-11,,</text:p>
          </table:table-cell>
        </table:table-row>
        <table:table-row table:style-name="ro1">
          <table:table-cell office:value-type="string" calcext:value-type="string">
            <text:p>16,1,2015-08-14 01:26:00,2015-08-14,01:26:00,1,201516036327,3300 BLOCK MARKET ST,600,Thefts,12,2015-08,-75.189919,39.955691</text:p>
          </table:table-cell>
        </table:table-row>
        <table:table-row table:style-name="ro1">
          <table:table-cell office:value-type="string" calcext:value-type="string">
            <text:p>16,2,2015-09-04 17:40:00,2015-09-04,17:40:00,17,201516039911,4100 BLOCK LANCASTER AV,600,Thefts,12,2015-09,-75.205535,39.965085</text:p>
          </table:table-cell>
        </table:table-row>
        <table:table-row table:style-name="ro1">
          <table:table-cell office:value-type="string" calcext:value-type="string">
            <text:p>16,1,2015-09-24 10:25:00,2015-09-24,10:25:00,10,201516043278,3700 BLOCK MARKET ST,600,Thefts,12,2015-09,-75.196171,39.956487</text:p>
          </table:table-cell>
        </table:table-row>
        <table:table-row table:style-name="ro1">
          <table:table-cell office:value-type="string" calcext:value-type="string">
            <text:p>16,2,2015-12-02 17:29:00,2015-12-02,17:29:00,17,201516054475,4400 BLOCK HOLDEN ST,600,Thefts,12,2015-12,-75.209228,39.958779</text:p>
          </table:table-cell>
        </table:table-row>
        <table:table-row table:style-name="ro1">
          <table:table-cell office:value-type="string" calcext:value-type="string">
            <text:p>77,A,2009-01-23 11:32:00,2009-01-23,11:32:00,11,200977000540,SHORT TERM D,700,Recovered Stolen Motor Vehicle,,2009-01,,</text:p>
          </table:table-cell>
        </table:table-row>
        <table:table-row table:style-name="ro1">
          <table:table-cell office:value-type="string" calcext:value-type="string">
            <text:p>22,1,2015-12-21 12:59:00,2015-12-21,12:59:00,13,201522113748,1900 BLOCK N 18TH ST,600,Thefts,16,2015-12,-75.163599,39.982888</text:p>
          </table:table-cell>
        </table:table-row>
        <table:table-row table:style-name="ro1">
          <table:table-cell office:value-type="string" calcext:value-type="string">
            <text:p>15,J,2009-02-22 11:45:00,2009-02-22,11:45:00,11,200915018332,5400 BLOCK T0RRESDALE,700,Recovered Stolen Motor Vehicle,,2009-02,,</text:p>
          </table:table-cell>
        </table:table-row>
        <table:table-row table:style-name="ro1">
          <table:table-cell office:value-type="string" calcext:value-type="string">
            <text:p>92,G,2009-01-20 14:12:00,2009-01-20,14:12:00,14,200992000323,MANN MUSIC CENTER @ 5201 PARKSIDE AV,700,Recovered Stolen Motor Vehicle,,2009-01,,</text:p>
          </table:table-cell>
        </table:table-row>
        <table:table-row table:style-name="ro1">
          <table:table-cell office:value-type="string" calcext:value-type="string">
            <text:p>77,A,2006-08-23 20:07:00,2006-08-23,20:07:00,20,200677004662,DEPARTURE F,800,Other Assaults,,2006-08,,</text:p>
          </table:table-cell>
        </table:table-row>
        <table:table-row table:style-name="ro1">
          <table:table-cell office:value-type="string" calcext:value-type="string">
            <text:p>26,S,2009-04-05 21:26:00,2009-04-05,21:26:00,21,200926022096,2500 BLOCK N MARSHALL AT UMBERLAND ST,700,Recovered Stolen Motor Vehicle,,2009-04,,</text:p>
          </table:table-cell>
        </table:table-row>
        <table:table-row table:style-name="ro1">
          <table:table-cell office:value-type="string" calcext:value-type="string">
            <text:p>17,2,2015-05-18 17:17:00,2015-05-18,17:17:00,17,201517022148,2600 BLOCK MORRIS ST,600,Thefts,13,2015-05,-75.188667,39.931814</text:p>
          </table:table-cell>
        </table:table-row>
        <table:table-row table:style-name="ro1">
          <table:table-cell office:value-type="string" calcext:value-type="string">
            <text:p>17,3,2015-08-05 12:55:00,2015-08-05,12:55:00,12,201517037569,2000 BLOCK TITAN ST,600,Thefts,13,2015-08,-75.177152,39.935917</text:p>
          </table:table-cell>
        </table:table-row>
        <table:table-row table:style-name="ro1">
          <table:table-cell office:value-type="string" calcext:value-type="string">
            <text:p>17,3,2015-08-10 13:10:00,2015-08-10,13:10:00,13,201517038654,2000 BLOCK GERRITT ST,600,Thefts,13,2015-08,-75.177542,39.9337</text:p>
          </table:table-cell>
        </table:table-row>
        <table:table-row table:style-name="ro1">
          <table:table-cell office:value-type="string" calcext:value-type="string">
            <text:p>17,3,2015-09-09 07:26:00,2015-09-09,07:26:00,7,201517044682,1400 BLOCK POINT BREEZE AV,600,Thefts,13,2015-09,-75.179686,39.934427</text:p>
          </table:table-cell>
        </table:table-row>
        <table:table-row table:style-name="ro1">
          <table:table-cell office:value-type="string" calcext:value-type="string">
            <text:p>04,1,2009-11-04 00:53:00,2009-11-04,00:53:00,0,200904047779,S 7TH ST &amp; PATTISON AV,700,Recovered Stolen Motor Vehicle,,2009-11,,</text:p>
          </table:table-cell>
        </table:table-row>
        <table:table-row table:style-name="ro1">
          <table:table-cell office:value-type="string" calcext:value-type="string">
            <text:p>02,3,2015-06-16 09:24:00,2015-06-16,09:24:00,9,201502038722,1500 BLOCK COTTMAN AVE,200,Rape,2,2015-06,-75.073315,40.055312</text:p>
          </table:table-cell>
        </table:table-row>
        <table:table-row table:style-name="ro1">
          <table:table-cell office:value-type="string" calcext:value-type="string">
            <text:p>25,S,2009-11-06 07:43:00,2009-11-06,07:43:00,7,200925115689,HOPE &amp; WESTMORELAND/ HOPE ST,700,Recovered Stolen Motor Vehicle,,2009-11,,</text:p>
          </table:table-cell>
        </table:table-row>
        <table:table-row table:style-name="ro1">
          <table:table-cell office:value-type="string" calcext:value-type="string">
            <text:p>39,1,2009-10-31 10:31:00,2009-10-31,10:31:00,10,200939071774,17TH &amp; W WESTMORELA,700,Recovered Stolen Motor Vehicle,,2009-10,,</text:p>
          </table:table-cell>
        </table:table-row>
        <table:table-row table:style-name="ro1">
          <table:table-cell office:value-type="string" calcext:value-type="string">
            <text:p>22,1,2009-08-11 21:08:00,2009-08-11,21:08:00,21,200922052963,1000 BLOCK W CUMBERLAND SERLAND ST,700,Recovered Stolen Motor Vehicle,,2009-08,,</text:p>
          </table:table-cell>
        </table:table-row>
        <table:table-row table:style-name="ro1">
          <table:table-cell office:value-type="string" calcext:value-type="string">
            <text:p>24,2,2009-09-16 13:29:00,2009-09-16,13:29:00,13,200924083291,2800 BLOCK B,700,Recovered Stolen Motor Vehicle,,2009-09,,</text:p>
          </table:table-cell>
        </table:table-row>
        <table:table-row table:style-name="ro1">
          <table:table-cell office:value-type="string" calcext:value-type="string">
            <text:p>16,2,2009-09-23 20:03:00,2009-09-23,20:03:00,20,200916058973,41ST &amp; FAIRMOUNT,700,Recovered Stolen Motor Vehicle,,2009-09,,</text:p>
          </table:table-cell>
        </table:table-row>
        <table:table-row table:style-name="ro1">
          <table:table-cell office:value-type="string" calcext:value-type="string">
            <text:p>06,M,2009-11-15 19:26:00,2009-11-15,19:26:00,19,200906060397,300 BLOCK SPRING GARDEN SGARDEN ST,700,Recovered Stolen Motor Vehicle,,2009-11,,</text:p>
          </table:table-cell>
        </table:table-row>
        <table:table-row table:style-name="ro1">
          <table:table-cell office:value-type="string" calcext:value-type="string">
            <text:p>03,3,2015-03-17 07:39:00,2015-03-17,07:39:00,7,201503015997,2600 BLOCK S WATTS ST,200,Rape,3,2015-03,-75.170533,39.916929</text:p>
          </table:table-cell>
        </table:table-row>
        <table:table-row table:style-name="ro1">
          <table:table-cell office:value-type="string" calcext:value-type="string">
            <text:p>35,3,2009-11-12 15:09:00,2009-11-12,15:09:00,15,200935097490,35TH DIST @ 5932 N BROAD ST,700,Recovered Stolen Motor Vehicle,,2009-11,,</text:p>
          </table:table-cell>
        </table:table-row>
        <table:table-row table:style-name="ro1">
          <table:table-cell office:value-type="string" calcext:value-type="string">
            <text:p>03,1,2015-11-07 15:43:00,2015-11-07,15:43:00,15,201503069131,1000 BLOCK S 05TH ST,200,Rape,3,2015-11,-75.152077,39.935697</text:p>
          </table:table-cell>
        </table:table-row>
        <table:table-row table:style-name="ro1">
          <table:table-cell office:value-type="string" calcext:value-type="string">
            <text:p>77,A,2009-06-30 11:08:00,2009-06-30,11:08:00,11,200977003778,INDUSTRIAL HWY &amp; DELAWARE EXP,700,Recovered Stolen Motor Vehicle,,2009-06,,</text:p>
          </table:table-cell>
        </table:table-row>
        <table:table-row table:style-name="ro1">
          <table:table-cell office:value-type="string" calcext:value-type="string">
            <text:p>24,1,2015-10-21 11:26:00,2015-10-21,11:26:00,11,201524101619,4000 BLOCK L ST,800,Other Assaults,17,2015-10,-75.102881,40.007772</text:p>
          </table:table-cell>
        </table:table-row>
        <table:table-row table:style-name="ro1">
          <table:table-cell office:value-type="string" calcext:value-type="string">
            <text:p>24,1,2015-11-11 15:52:00,2015-11-11,15:52:00,15,201524109750,1300 BLOCK E AIRDRIE ST,800,Other Assaults,17,2015-11,-75.103664,40.003593</text:p>
          </table:table-cell>
        </table:table-row>
        <table:table-row table:style-name="ro1">
          <table:table-cell office:value-type="string" calcext:value-type="string">
            <text:p>03,3,2015-04-02 19:08:00,2015-04-02,19:08:00,19,201503019664,DARIEN &amp; PACKER AVEEN ST,800,Other Assaults,,2015-04,,</text:p>
          </table:table-cell>
        </table:table-row>
        <table:table-row table:style-name="ro1">
          <table:table-cell office:value-type="string" calcext:value-type="string">
            <text:p>02,I,2009-03-30 13:17:00,2009-03-30,13:17:00,13,200902020608,7200 BLOCK CASTOR AVE,1100,Fraud,2,2009-03,-75.067901,40.049404</text:p>
          </table:table-cell>
        </table:table-row>
        <table:table-row table:style-name="ro1">
          <table:table-cell office:value-type="string" calcext:value-type="string">
            <text:p>01,F,2009-05-23 15:28:00,2009-05-23,15:28:00,15,200901016685,2100 BLOCK S 20TH ST,1100,Fraud,1,2009-05,-75.17941,39.925099</text:p>
          </table:table-cell>
        </table:table-row>
        <table:table-row table:style-name="ro1">
          <table:table-cell office:value-type="string" calcext:value-type="string">
            <text:p>07,G,2009-03-18 19:01:00,2009-03-18,19:01:00,19,200907009595,9700 BLOCK HILSPACH ST,600,Thefts,6,2009-03,-75.023527,40.087979</text:p>
          </table:table-cell>
        </table:table-row>
        <table:table-row table:style-name="ro1">
          <table:table-cell office:value-type="string" calcext:value-type="string">
            <text:p>06,I,2009-01-15 19:40:00,2009-01-15,19:40:00,19,200906002611,1000 BLOCK MARKET ST,600,Thefts,5,2009-01,-75.156776,39.951586</text:p>
          </table:table-cell>
        </table:table-row>
        <table:table-row table:style-name="ro1">
          <table:table-cell office:value-type="string" calcext:value-type="string">
            <text:p>01,1,2009-10-30 02:00:00,2009-10-30,02:00:00,2,200901035401,1500 BLOCK SNYDER AVE,1100,Fraud,1,2009-10,-75.171669,39.924675</text:p>
          </table:table-cell>
        </table:table-row>
        <table:table-row table:style-name="ro1">
          <table:table-cell office:value-type="string" calcext:value-type="string">
            <text:p>25,2,2015-02-20 22:52:00,2015-02-20,22:52:00,22,201525014068,400 BLOCK E ROCKLAND ST,200,Rape,18,2015-02,-75.115979,40.023616</text:p>
          </table:table-cell>
        </table:table-row>
        <table:table-row table:style-name="ro1">
          <table:table-cell office:value-type="string" calcext:value-type="string">
            <text:p>18,3,2015-02-14 01:07:00,2015-02-14,01:07:00,1,201518009694,3400 BLOCK SPRUCE ST,600,Thefts,14,2015-02,-75.193967,39.950587</text:p>
          </table:table-cell>
        </table:table-row>
        <table:table-row table:style-name="ro1">
          <table:table-cell office:value-type="string" calcext:value-type="string">
            <text:p>24,2,2009-08-16 02:06:00,2009-08-16,02:06:00,2,200924073735,2800 BLOCK RUTH ST,2600,All Other Offenses,17,2009-08,-75.122057,39.990907</text:p>
          </table:table-cell>
        </table:table-row>
        <table:table-row table:style-name="ro1">
          <table:table-cell office:value-type="string" calcext:value-type="string">
            <text:p>07,3,2015-08-06 00:49:00,2015-08-06,00:49:00,0,201507022766,10900 BLOCK BUSTLETON AVE,600,Thefts,6,2015-08,-75.023628,40.112079</text:p>
          </table:table-cell>
        </table:table-row>
        <table:table-row table:style-name="ro1">
          <table:table-cell office:value-type="string" calcext:value-type="string">
            <text:p>17,C,2009-10-06 19:47:00,2009-10-06,19:47:00,19,200917049293,S BROAD ST <text:s/>/ SOUTH ST,800,Other Assaults,13,2009-10,-75.165577,39.943674</text:p>
          </table:table-cell>
        </table:table-row>
        <table:table-row table:style-name="ro1">
          <table:table-cell office:value-type="string" calcext:value-type="string">
            <text:p>77,A,2009-03-18 14:58:00,2009-03-18,14:58:00,14,200977001458,0 BLOCK ARRIVAL RD,1100,Fraud,22,2009-03,-75.247884,39.877347</text:p>
          </table:table-cell>
        </table:table-row>
        <table:table-row table:style-name="ro1">
          <table:table-cell office:value-type="string" calcext:value-type="string">
            <text:p>24,2,2015-06-15 17:30:00,2015-06-15,17:30:00,17,201524055253,2700 BLOCK B ST,600,Theft from Vehicle,17,2015-06,-75.127084,39.990417</text:p>
          </table:table-cell>
        </table:table-row>
        <table:table-row table:style-name="ro1">
          <table:table-cell office:value-type="string" calcext:value-type="string">
            <text:p>03,2,2010-07-31 02:43:00,2010-07-31,02:43:00,2,201003044338,9ST PASSYUNK,2400,Disorderly Conduct,,2010-07,,</text:p>
          </table:table-cell>
        </table:table-row>
        <table:table-row table:style-name="ro1">
          <table:table-cell office:value-type="string" calcext:value-type="string">
            <text:p>03,1,2010-08-21 00:39:00,2010-08-21,00:39:00,0,201003050314,500 BLOCK SOUTH ST,2400,Disorderly Conduct,3,2010-08,-75.150781,39.941788</text:p>
          </table:table-cell>
        </table:table-row>
        <table:table-row table:style-name="ro1">
          <table:table-cell office:value-type="string" calcext:value-type="string">
            <text:p>03,3,2010-05-05 18:25:00,2010-05-05,18:25:00,18,201003021241,2600 BLOCK S SHERIDAN ST,1100,Fraud,3,2010-05,-75.159099,39.91646</text:p>
          </table:table-cell>
        </table:table-row>
        <table:table-row table:style-name="ro1">
          <table:table-cell office:value-type="string" calcext:value-type="string">
            <text:p>01,2,2010-09-28 14:19:00,2010-09-28,14:19:00,14,201001040932,2200 BLOCK OREGON AV,600,Thefts,1,2010-09,-75.185085,39.918509</text:p>
          </table:table-cell>
        </table:table-row>
        <table:table-row table:style-name="ro1">
          <table:table-cell office:value-type="string" calcext:value-type="string">
            <text:p>06,2,2010-08-05 21:39:00,2010-08-05,21:39:00,21,201006042891,S 901 MARKET ST,600,Thefts,,2010-08,,</text:p>
          </table:table-cell>
        </table:table-row>
        <table:table-row table:style-name="ro1">
          <table:table-cell office:value-type="string" calcext:value-type="string">
            <text:p>06,2,2010-08-25 07:07:00,2010-08-25,07:07:00,7,201006046718,1000 BLOCK FILBER ST,2600,All Other Offenses,,2010-08,,</text:p>
          </table:table-cell>
        </table:table-row>
        <table:table-row table:style-name="ro1">
          <table:table-cell office:value-type="string" calcext:value-type="string">
            <text:p>02,2,2010-07-22 12:23:00,2010-07-22,12:23:00,12,201002049922,6100 BLOCK PALMETTO ST,600,Thefts,2,2010-07,-75.098186,40.045349</text:p>
          </table:table-cell>
        </table:table-row>
        <table:table-row table:style-name="ro1">
          <table:table-cell office:value-type="string" calcext:value-type="string">
            <text:p>03,1,2010-02-01 00:08:00,2010-02-01,00:08:00,0,201003002976,S 700 LOMBARD ST,2100,DRIVING UNDER THE INFLUENCE,,2010-02,,</text:p>
          </table:table-cell>
        </table:table-row>
        <table:table-row table:style-name="ro1">
          <table:table-cell office:value-type="string" calcext:value-type="string">
            <text:p>22,2,2015-03-10 10:57:00,2015-03-10,10:57:00,10,201522020625,2400 BLOCK W LEHIGH AVE,600,Thefts,16,2015-03,-75.171906,39.996151</text:p>
          </table:table-cell>
        </table:table-row>
        <table:table-row table:style-name="ro1">
          <table:table-cell office:value-type="string" calcext:value-type="string">
            <text:p>06,3,2010-04-10 12:12:00,2010-04-10,12:12:00,12,201006018562,0 BLOCK INDEPENDENCE HALENN SQ,1100,Fraud,,2010-04,,</text:p>
          </table:table-cell>
        </table:table-row>
        <table:table-row table:style-name="ro1">
          <table:table-cell office:value-type="string" calcext:value-type="string">
            <text:p>03,1,2010-03-22 13:59:00,2010-03-22,13:59:00,13,201003009734,400 BLOCK SOUTH ST,600,Thefts,3,2010-03,-75.150014,39.94169</text:p>
          </table:table-cell>
        </table:table-row>
        <table:table-row table:style-name="ro1">
          <table:table-cell office:value-type="string" calcext:value-type="string">
            <text:p>06,2,2010-10-25 11:58:00,2010-10-25,11:58:00,11,201006058253,N CHRISTOPHER COLUMBUS BLVD <text:s/>/ S CHRIST,2100,DRIVING UNDER THE INFLUENCE,,2010-10,,</text:p>
          </table:table-cell>
        </table:table-row>
        <table:table-row table:style-name="ro1">
          <table:table-cell office:value-type="string" calcext:value-type="string">
            <text:p>05,1,2010-05-22 23:34:00,2010-05-22,23:34:00,23,201005010714,ROXBOROUGH AVE / 4300 MANAYUNK AVE,2100,DRIVING UNDER THE INFLUENCE,,2010-05,,</text:p>
          </table:table-cell>
        </table:table-row>
        <table:table-row table:style-name="ro1">
          <table:table-cell office:value-type="string" calcext:value-type="string">
            <text:p>02,1,2010-08-04 21:44:00,2010-08-04,21:44:00,21,201002052958,1200 BLOCK COMLY ST,800,Other Assaults,2,2010-08,-75.085655,40.036367</text:p>
          </table:table-cell>
        </table:table-row>
        <table:table-row table:style-name="ro1">
          <table:table-cell office:value-type="string" calcext:value-type="string">
            <text:p>03,2,2010-07-15 13:34:00,2010-07-15,13:34:00,13,201003040139,1000 BLOCK TASKER ST,600,Thefts,3,2010-07,-75.162438,39.929674</text:p>
          </table:table-cell>
        </table:table-row>
        <table:table-row table:style-name="ro1">
          <table:table-cell office:value-type="string" calcext:value-type="string">
            <text:p>03,4,2010-07-03 13:12:00,2010-07-03,13:12:00,13,201003037218,0 BLOCK MIFFLIN ST,600,Thefts,3,2010-07,-75.143638,39.923506</text:p>
          </table:table-cell>
        </table:table-row>
        <table:table-row table:style-name="ro1">
          <table:table-cell office:value-type="string" calcext:value-type="string">
            <text:p>06,1,2010-04-27 18:39:00,2010-04-27,18:39:00,18,201006022089,700 BLOCK N TERRACE ST,600,Thefts,,2010-04,,</text:p>
          </table:table-cell>
        </table:table-row>
        <table:table-row table:style-name="ro1">
          <table:table-cell office:value-type="string" calcext:value-type="string">
            <text:p>06,2,2010-08-27 16:21:00,2010-08-27,16:21:00,16,201006047159,300 BLOCK CHESTNUT STREETT ST,600,Thefts,,2010-08,,</text:p>
          </table:table-cell>
        </table:table-row>
        <table:table-row table:style-name="ro1">
          <table:table-cell office:value-type="string" calcext:value-type="string">
            <text:p>01,1,2010-01-25 14:11:00,2010-01-25,14:11:00,14,201001002942,1900 BLOCK MIFFLIN ST,600,Thefts,1,2010-01,-75.177883,39.927906</text:p>
          </table:table-cell>
        </table:table-row>
        <table:table-row table:style-name="ro1">
          <table:table-cell office:value-type="string" calcext:value-type="string">
            <text:p>14,1,2010-01-07 19:24:00,2010-01-07,19:24:00,19,201014001602,74TH AV <text:s/>/ OGONTZ AV,600,Thefts,10,2010-01,-75.156289,40.067016</text:p>
          </table:table-cell>
        </table:table-row>
        <table:table-row table:style-name="ro1">
          <table:table-cell office:value-type="string" calcext:value-type="string">
            <text:p>06,3,2010-04-22 14:50:00,2010-04-22,14:50:00,14,201006021035,S 700 WALNUT STREETT,1000,Forgery and Counterfeiting,,2010-04,,</text:p>
          </table:table-cell>
        </table:table-row>
        <table:table-row table:style-name="ro1">
          <table:table-cell office:value-type="string" calcext:value-type="string">
            <text:p>06,2,2010-03-06 02:22:00,2010-03-06,02:22:00,2,201006011287,VINE STREET EXPY <text:s/>/ N 6TH ST,2100,DRIVING UNDER THE INFLUENCE,,2010-03,,</text:p>
          </table:table-cell>
        </table:table-row>
        <table:table-row table:style-name="ro1">
          <table:table-cell office:value-type="string" calcext:value-type="string">
            <text:p>08,2,2010-01-03 20:30:00,2010-01-03,20:30:00,20,201008000356,9100 BLOCK ROOSEVELT BLVDVELT BLVD,600,Theft from Vehicle,,2010-01,,</text:p>
          </table:table-cell>
        </table:table-row>
        <table:table-row table:style-name="ro1">
          <table:table-cell office:value-type="string" calcext:value-type="string">
            <text:p>25,2,2015-08-09 15:03:00,2015-08-09,15:03:00,15,201525065456,4500 BLOCK G ST,600,Thefts,18,2015-08,-75.11093,40.018208</text:p>
          </table:table-cell>
        </table:table-row>
        <table:table-row table:style-name="ro1">
          <table:table-cell office:value-type="string" calcext:value-type="string">
            <text:p>25,4,2015-09-02 12:04:00,2015-09-02,12:04:00,12,201525072489,1300 BLOCK W ONTARIO ST,600,Thefts,18,2015-09,-75.150953,40.004502</text:p>
          </table:table-cell>
        </table:table-row>
        <table:table-row table:style-name="ro1">
          <table:table-cell office:value-type="string" calcext:value-type="string">
            <text:p>05,3,2010-06-23 20:11:00,2010-06-23,20:11:00,20,201005013444,100 BLOCK SHAWMONT AV / NIXON ST,600,Theft from Vehicle,,2010-06,,</text:p>
          </table:table-cell>
        </table:table-row>
        <table:table-row table:style-name="ro1">
          <table:table-cell office:value-type="string" calcext:value-type="string">
            <text:p>12,4,2010-03-25 00:52:00,2010-03-25,00:52:00,0,201012027080,S 5539 SPRINGFIELD AVE,800,Other Assaults,,2010-03,,</text:p>
          </table:table-cell>
        </table:table-row>
        <table:table-row table:style-name="ro1">
          <table:table-cell office:value-type="string" calcext:value-type="string">
            <text:p>12,3,2010-05-31 01:53:00,2010-05-31,01:53:00,1,201012050499,WOODLAND AVE / 50THNITY ST,800,Other Assaults,,2010-05,,</text:p>
          </table:table-cell>
        </table:table-row>
        <table:table-row table:style-name="ro1">
          <table:table-cell office:value-type="string" calcext:value-type="string">
            <text:p>06,3,2010-09-19 18:55:00,2010-09-19,18:55:00,18,201006051474,S 12TH ST / LOCUST ST,600,Thefts,5,2010-09,-75.16079,39.947753</text:p>
          </table:table-cell>
        </table:table-row>
        <table:table-row table:style-name="ro1">
          <table:table-cell office:value-type="string" calcext:value-type="string">
            <text:p>12,4,2010-12-01 12:40:00,2010-12-01,12:40:00,12,201012110375,1000 BLOCK S 52ND ST,800,Other Assaults,9,2010-12,-75.223069,39.944004</text:p>
          </table:table-cell>
        </table:table-row>
        <table:table-row table:style-name="ro1">
          <table:table-cell office:value-type="string" calcext:value-type="string">
            <text:p>03,1,2010-01-03 13:16:00,2010-01-03,13:16:00,13,201003000284,600 BLOCK - 611 E PASSYUNK AV,500,Burglary Non-Residential,,2010-01,,</text:p>
          </table:table-cell>
        </table:table-row>
        <table:table-row table:style-name="ro1">
          <table:table-cell office:value-type="string" calcext:value-type="string">
            <text:p>02,1,2010-11-29 18:39:00,2010-11-29,18:39:00,18,201002079868,6600 BLOCK SUMMERDALE AVEGEE AVE,600,Thefts,,2010-11,,</text:p>
          </table:table-cell>
        </table:table-row>
        <table:table-row table:style-name="ro1">
          <table:table-cell office:value-type="string" calcext:value-type="string">
            <text:p>14,1,2010-08-25 13:52:00,2010-08-25,13:52:00,13,201014062791,71ST AV <text:s/>/ MIDDLETON ST,600,Thefts,,2010-08,,</text:p>
          </table:table-cell>
        </table:table-row>
        <table:table-row table:style-name="ro1">
          <table:table-cell office:value-type="string" calcext:value-type="string">
            <text:p>12,2,2010-09-08 13:58:00,2010-09-08,13:58:00,13,201012083831,S 6030/ W PASSYUNK AVE,600,Thefts,,2010-09,,</text:p>
          </table:table-cell>
        </table:table-row>
        <table:table-row table:style-name="ro1">
          <table:table-cell office:value-type="string" calcext:value-type="string">
            <text:p>05,1,2010-11-23 22:21:00,2010-11-23,22:21:00,22,201005024801,100 BLOCK SALAIGNAC ST / CRESSON ST,300,Robbery Firearm,,2010-11,,</text:p>
          </table:table-cell>
        </table:table-row>
        <table:table-row table:style-name="ro1">
          <table:table-cell office:value-type="string" calcext:value-type="string">
            <text:p>08,3,2010-07-19 19:29:00,2010-07-19,19:29:00,19,201008030823,4000 BLOCK WOODHAVEN RD,1100,Fraud,7,2010-07,-74.971153,40.086168</text:p>
          </table:table-cell>
        </table:table-row>
        <table:table-row table:style-name="ro1">
          <table:table-cell office:value-type="string" calcext:value-type="string">
            <text:p>14,3,2010-11-09 12:04:00,2010-11-09,12:04:00,12,201014082648,CHELTEN AVE / PASTORIOUS,800,Other Assaults,,2010-11,,</text:p>
          </table:table-cell>
        </table:table-row>
        <table:table-row table:style-name="ro1">
          <table:table-cell office:value-type="string" calcext:value-type="string">
            <text:p>06,2,2010-12-09 18:37:00,2010-12-09,18:37:00,18,201006066307,COMFORT INN PENNS LN @ 136 N CHRISTOPHE,1100,Fraud,,2010-12,,</text:p>
          </table:table-cell>
        </table:table-row>
        <table:table-row table:style-name="ro1">
          <table:table-cell office:value-type="string" calcext:value-type="string">
            <text:p>12,1,2010-06-17 18:51:00,2010-06-17,18:51:00,18,201012056478,78TH ESTES AVE,800,Other Assaults,,2010-06,,</text:p>
          </table:table-cell>
        </table:table-row>
        <table:table-row table:style-name="ro1">
          <table:table-cell office:value-type="string" calcext:value-type="string">
            <text:p>02,2,2010-07-24 18:40:00,2010-07-24,18:40:00,18,201002050457,6200 BLOCK RISING SUN AVEBBINS ST,600,Theft from Vehicle,,2010-07,,</text:p>
          </table:table-cell>
        </table:table-row>
        <table:table-row table:style-name="ro1">
          <table:table-cell office:value-type="string" calcext:value-type="string">
            <text:p>15,1,2010-10-01 18:55:00,2010-10-01,18:55:00,18,201015106077,2000 BLOCK ORTHODOX/ WORTH ST,300,Robbery No Firearm,,2010-10,,</text:p>
          </table:table-cell>
        </table:table-row>
        <table:table-row table:style-name="ro1">
          <table:table-cell office:value-type="string" calcext:value-type="string">
            <text:p>06,3,2010-04-19 14:19:00,2010-04-19,14:19:00,14,201006020361,200 BLOCK WALNUT ST,600,Thefts,5,2010-04,-75.144875,39.946881</text:p>
          </table:table-cell>
        </table:table-row>
        <table:table-row table:style-name="ro1">
          <table:table-cell office:value-type="string" calcext:value-type="string">
            <text:p>17,3,2010-10-16 05:13:00,2010-10-16,05:13:00,5,201017058296,1700 BLOCK POINT BREEZE AOORE ST,2100,DRIVING UNDER THE INFLUENCE,,2010-10,,</text:p>
          </table:table-cell>
        </table:table-row>
        <table:table-row table:style-name="ro1">
          <table:table-cell office:value-type="string" calcext:value-type="string">
            <text:p>03,4,2010-11-19 17:33:00,2010-11-19,17:33:00,17,201003074495,1 BLOCK &amp; MIFFLIN,1200,Embezzlement,,2010-11,,</text:p>
          </table:table-cell>
        </table:table-row>
        <table:table-row table:style-name="ro1">
          <table:table-cell office:value-type="string" calcext:value-type="string">
            <text:p>18,1,2010-07-16 22:35:00,2010-07-16,22:35:00,22,201018046701,S 200 COBBS CREEK PKWY,1500,Weapon Violations,,2010-07,,</text:p>
          </table:table-cell>
        </table:table-row>
        <table:table-row table:style-name="ro1">
          <table:table-cell office:value-type="string" calcext:value-type="string">
            <text:p>07,1,2010-06-27 18:45:00,2010-06-27,18:45:00,18,201007024799,8000 BLOCK ROOSEVELT BLVDVELT BLVD,600,Thefts,,2010-06,,</text:p>
          </table:table-cell>
        </table:table-row>
        <table:table-row table:style-name="ro1">
          <table:table-cell office:value-type="string" calcext:value-type="string">
            <text:p>18,2,2015-04-17 19:25:00,2015-04-17,19:25:00,19,201518023585,600 BLOCK S 52ND ST,300,Robbery No Firearm,14,2015-04,-75.226958,39.950324</text:p>
          </table:table-cell>
        </table:table-row>
        <table:table-row table:style-name="ro1">
          <table:table-cell office:value-type="string" calcext:value-type="string">
            <text:p>06,2,2010-03-21 04:16:00,2010-03-21,04:16:00,4,201006014305,N 100 N <text:s/>HUTCHINSON ST,600,Theft from Vehicle,,2010-03,,</text:p>
          </table:table-cell>
        </table:table-row>
        <table:table-row table:style-name="ro1">
          <table:table-cell office:value-type="string" calcext:value-type="string">
            <text:p>18,1,2015-05-29 19:06:00,2015-05-29,19:06:00,19,201518033184,5900 BLOCK CATHERINE STREINE ST,300,Robbery No Firearm,,2015-05,,</text:p>
          </table:table-cell>
        </table:table-row>
        <table:table-row table:style-name="ro1">
          <table:table-cell office:value-type="string" calcext:value-type="string">
            <text:p>06,1,2010-08-22 22:51:00,2010-08-22,22:51:00,22,201006046299,498/ CALLOWHILL ST ILL ST,600,Theft from Vehicle,,2010-08,,</text:p>
          </table:table-cell>
        </table:table-row>
        <table:table-row table:style-name="ro1">
          <table:table-cell office:value-type="string" calcext:value-type="string">
            <text:p>16,2,2010-03-04 10:40:00,2010-03-04,10:40:00,10,201016011240,N 4300 LANCASTER AVE,2400,Disorderly Conduct,,2010-03,,</text:p>
          </table:table-cell>
        </table:table-row>
        <table:table-row table:style-name="ro1">
          <table:table-cell office:value-type="string" calcext:value-type="string">
            <text:p>07,3,2010-12-03 16:19:00,2010-12-03,16:19:00,16,201007045679,11000 BLOCK E ROOSEVELT BLVD,600,Thefts,6,2010-12,-75.007961,40.100745</text:p>
          </table:table-cell>
        </table:table-row>
        <table:table-row table:style-name="ro1">
          <table:table-cell office:value-type="string" calcext:value-type="string">
            <text:p>12,4,2010-05-13 18:52:00,2010-05-13,18:52:00,18,201012044430,1000 BLOCK S 54TH ST,1100,Fraud,9,2010-05,-75.228316,39.944312</text:p>
          </table:table-cell>
        </table:table-row>
        <table:table-row table:style-name="ro1">
          <table:table-cell office:value-type="string" calcext:value-type="string">
            <text:p>06,1,2010-02-03 11:07:00,2010-02-03,11:07:00,11,201006006169,600 BLOCK 1/2 N 13TH ST,600,Thefts,,2010-02,,</text:p>
          </table:table-cell>
        </table:table-row>
        <table:table-row table:style-name="ro1">
          <table:table-cell office:value-type="string" calcext:value-type="string">
            <text:p>18,3,2010-05-04 00:06:00,2010-05-04,00:06:00,0,201018028007,4800 BLOCK PINE ST,1100,Fraud,14,2010-05,-75.21947,39.952665</text:p>
          </table:table-cell>
        </table:table-row>
        <table:table-row table:style-name="ro1">
          <table:table-cell office:value-type="string" calcext:value-type="string">
            <text:p>15,2,2010-10-04 18:04:00,2010-10-04,18:04:00,18,201015107308,5700 BLOCK HARBISON AVE,1100,Fraud,11,2010-10,-75.064964,40.017651</text:p>
          </table:table-cell>
        </table:table-row>
        <table:table-row table:style-name="ro1">
          <table:table-cell office:value-type="string" calcext:value-type="string">
            <text:p>16,2,2010-12-11 00:56:00,2010-12-11,00:56:00,0,201016061807,N 51ST ST / ASPEN ST,2400,Disorderly Conduct,12,2010-12,-75.222027,39.964669</text:p>
          </table:table-cell>
        </table:table-row>
        <table:table-row table:style-name="ro1">
          <table:table-cell office:value-type="string" calcext:value-type="string">
            <text:p>18,3,2010-10-17 23:04:00,2010-10-17,23:04:00,23,201018069308,S 35TH ST <text:s/>/ WALNUT ST,600,Thefts,,2010-10,,</text:p>
          </table:table-cell>
        </table:table-row>
        <table:table-row table:style-name="ro1">
          <table:table-cell office:value-type="string" calcext:value-type="string">
            <text:p>22,1,2010-05-29 01:19:00,2010-05-29,01:19:00,1,201022047389,N 1629 CUMBERLAND,2100,DRIVING UNDER THE INFLUENCE,,2010-05,,</text:p>
          </table:table-cell>
        </table:table-row>
        <table:table-row table:style-name="ro1">
          <table:table-cell office:value-type="string" calcext:value-type="string">
            <text:p>15,3,2010-09-05 12:50:00,2010-09-05,12:50:00,12,201015096019,3200 BLOCK ST VINCENT ST,600,Thefts,,2010-09,,</text:p>
          </table:table-cell>
        </table:table-row>
        <table:table-row table:style-name="ro1">
          <table:table-cell office:value-type="string" calcext:value-type="string">
            <text:p>08,2,2010-03-20 17:30:00,2010-03-20,17:30:00,17,201008011400,LEGION / RED LION,800,Other Assaults,,2010-03,,</text:p>
          </table:table-cell>
        </table:table-row>
        <table:table-row table:style-name="ro1">
          <table:table-cell office:value-type="string" calcext:value-type="string">
            <text:p>15,2,2010-08-24 23:12:00,2010-08-24,23:12:00,23,201015091336,1500 BLOCK VAN KIRK ST,600,Thefts,11,2010-08,-75.078742,40.030616</text:p>
          </table:table-cell>
        </table:table-row>
        <table:table-row table:style-name="ro1">
          <table:table-cell office:value-type="string" calcext:value-type="string">
            <text:p>18,2,2010-11-28 16:22:00,2010-11-28,16:22:00,16,201018079311,S 5601 CHESTNUT ST UT ST,600,Thefts,,2010-11,,</text:p>
          </table:table-cell>
        </table:table-row>
        <table:table-row table:style-name="ro1">
          <table:table-cell office:value-type="string" calcext:value-type="string">
            <text:p>15,2,2010-09-05 03:17:00,2010-09-05,03:17:00,3,201015095921,COMLY ROOSEVELT BLV,800,Other Assaults,,2010-09,,</text:p>
          </table:table-cell>
        </table:table-row>
        <table:table-row table:style-name="ro1">
          <table:table-cell office:value-type="string" calcext:value-type="string">
            <text:p>03,2,2010-10-07 22:44:00,2010-10-07,22:44:00,22,201003062995,1600 BLOCK E PASSYUNK AVESKER ST,1400,Vandalism/Criminal Mischief,,2010-10,,</text:p>
          </table:table-cell>
        </table:table-row>
        <table:table-row table:style-name="ro1">
          <table:table-cell office:value-type="string" calcext:value-type="string">
            <text:p>39,1,2015-11-16 01:51:00,2015-11-16,01:51:00,1,201539092296,W ROOSEVELT BLVD RAMP G / FOX ST,800,Other Assaults,,2015-11,,</text:p>
          </table:table-cell>
        </table:table-row>
        <table:table-row table:style-name="ro1">
          <table:table-cell office:value-type="string" calcext:value-type="string">
            <text:p>07,2,2010-12-12 23:05:00,2010-12-12,23:05:00,23,201007046999,9900 BLOCK BUSTLETON AVE,1100,Fraud,6,2010-12,-75.029016,40.102131</text:p>
          </table:table-cell>
        </table:table-row>
        <table:table-row table:style-name="ro1">
          <table:table-cell office:value-type="string" calcext:value-type="string">
            <text:p>35,1,2015-10-14 09:26:00,2015-10-14,09:26:00,9,201535089335,5800 BLOCK N HOWARD ST,1100,Fraud,20,2015-10,-75.122354,40.039164</text:p>
          </table:table-cell>
        </table:table-row>
        <table:table-row table:style-name="ro1">
          <table:table-cell office:value-type="string" calcext:value-type="string">
            <text:p>09,2,2010-08-27 12:49:00,2010-08-27,12:49:00,12,201009041662,COMMUNITY COLLEGE @ 1700 SPRING GDN,600,Thefts,,2010-08,,</text:p>
          </table:table-cell>
        </table:table-row>
        <table:table-row table:style-name="ro1">
          <table:table-cell office:value-type="string" calcext:value-type="string">
            <text:p>03,1,2015-03-08 17:10:00,2015-03-08,17:10:00,17,201503014102,900 BLOCK SOUTH ST,600,Thefts,3,2015-03,-75.157933,39.942767</text:p>
          </table:table-cell>
        </table:table-row>
        <table:table-row table:style-name="ro1">
          <table:table-cell office:value-type="string" calcext:value-type="string">
            <text:p>14,4,2010-05-03 20:10:00,2010-05-03,20:10:00,20,201014030554,900 BLOCK E ELLET ST,1100,Fraud,10,2010-05,-75.178264,40.067622</text:p>
          </table:table-cell>
        </table:table-row>
        <table:table-row table:style-name="ro1">
          <table:table-cell office:value-type="string" calcext:value-type="string">
            <text:p>35,1,2015-10-20 12:57:00,2015-10-20,12:57:00,12,201535091373,100 BLOCK E OLNEY AV,600,Thefts,20,2015-10,-75.121299,40.035317</text:p>
          </table:table-cell>
        </table:table-row>
        <table:table-row table:style-name="ro1">
          <table:table-cell office:value-type="string" calcext:value-type="string">
            <text:p>24,2,2010-01-26 19:45:00,2010-01-26,19:45:00,19,201024007262,3000 BLOCK B ST,1100,Fraud,17,2010-01,-75.125909,39.995447</text:p>
          </table:table-cell>
        </table:table-row>
        <table:table-row table:style-name="ro1">
          <table:table-cell office:value-type="string" calcext:value-type="string">
            <text:p>35,2,2015-10-29 17:13:00,2015-10-29,17:13:00,17,201535094504,5200 BLOCK OLD YORK RD,600,Thefts,20,2015-10,-75.145479,40.032895</text:p>
          </table:table-cell>
        </table:table-row>
        <table:table-row table:style-name="ro1">
          <table:table-cell office:value-type="string" calcext:value-type="string">
            <text:p>15,1,2010-11-16 08:56:00,2010-11-16,08:56:00,8,201015123628,BRIDGE ST/ BUSTLETOORD AV,600,Thefts,,2010-11,,</text:p>
          </table:table-cell>
        </table:table-row>
        <table:table-row table:style-name="ro1">
          <table:table-cell office:value-type="string" calcext:value-type="string">
            <text:p>22,1,2015-11-10 10:47:00,2015-11-10,10:47:00,10,201522101469,N 17TH ST / DAUPH,800,Other Assaults,,2015-11,,</text:p>
          </table:table-cell>
        </table:table-row>
        <table:table-row table:style-name="ro1">
          <table:table-cell office:value-type="string" calcext:value-type="string">
            <text:p>12,3,2010-11-24 14:17:00,2010-11-24,14:17:00,14,201012108189,S 5000 ST <text:s/>/ WOODLAND AV,1100,Fraud,,2010-11,,</text:p>
          </table:table-cell>
        </table:table-row>
        <table:table-row table:style-name="ro1">
          <table:table-cell office:value-type="string" calcext:value-type="string">
            <text:p>12,3,2010-05-04 23:11:00,2010-05-04,23:11:00,23,201012041432,6400 BLOCK LINORE AVE,2600,All Other Offenses,,2010-05,,</text:p>
          </table:table-cell>
        </table:table-row>
        <table:table-row table:style-name="ro1">
          <table:table-cell office:value-type="string" calcext:value-type="string">
            <text:p>15,1,2010-09-15 20:04:00,2010-09-15,20:04:00,20,201015099840,WAKELING ST / CHARLY ST,1800,Narcotic / Drug Law Violations,,2010-09,,</text:p>
          </table:table-cell>
        </table:table-row>
        <table:table-row table:style-name="ro1">
          <table:table-cell office:value-type="string" calcext:value-type="string">
            <text:p>77,A,2015-12-08 23:02:00,2015-12-08,23:02:00,23,201577006904,PIA GATE A14,800,Other Assaults,,2015-12,,</text:p>
          </table:table-cell>
        </table:table-row>
        <table:table-row table:style-name="ro1">
          <table:table-cell office:value-type="string" calcext:value-type="string">
            <text:p>35,1,2015-12-28 16:52:00,2015-12-28,16:52:00,16,201535112696,100 BLOCK E GODFREY AVE,600,Thefts,20,2015-12,-75.117166,40.044221</text:p>
          </table:table-cell>
        </table:table-row>
        <table:table-row table:style-name="ro1">
          <table:table-cell office:value-type="string" calcext:value-type="string">
            <text:p>15,1,2010-04-06 11:33:00,2010-04-06,11:33:00,11,201015034797,2200 BLOCK BRIDGE ST,600,Thefts,11,2010-04,-75.068881,40.008954</text:p>
          </table:table-cell>
        </table:table-row>
        <table:table-row table:style-name="ro1">
          <table:table-cell office:value-type="string" calcext:value-type="string">
            <text:p>02,2,2010-02-05 15:08:00,2010-02-05,15:08:00,15,201002008408,500 BLOCK ADAMS AV,600,Thefts,2,2010-02,-75.109474,40.038292</text:p>
          </table:table-cell>
        </table:table-row>
        <table:table-row table:style-name="ro1">
          <table:table-cell office:value-type="string" calcext:value-type="string">
            <text:p>22,4,2015-04-11 10:44:00,2015-04-11,10:44:00,10,201522031330,1400 BLOCK N 28TH ST,600,Thefts,16,2015-04,-75.181166,39.977789</text:p>
          </table:table-cell>
        </table:table-row>
        <table:table-row table:style-name="ro1">
          <table:table-cell office:value-type="string" calcext:value-type="string">
            <text:p>16,2,2010-12-31 00:43:00,2010-12-31,00:43:00,0,201016064376,400 BLOCK BUSTI ST,500,Burglary Residential,12,2010-12,-75.209349,39.959301</text:p>
          </table:table-cell>
        </table:table-row>
        <table:table-row table:style-name="ro1">
          <table:table-cell office:value-type="string" calcext:value-type="string">
            <text:p>09,3,2010-05-17 00:07:00,2010-05-17,00:07:00,0,201009023112,N 26TH ST / BROWN ST,600,Theft from Vehicle,8,2010-05,-75.179653,39.9703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4T18:31:14.665798160</dc:date>
    <meta:editing-duration>PT8M56S</meta:editing-duration>
    <meta:editing-cycles>1</meta:editing-cycles>
    <meta:document-statistic meta:table-count="1" meta:cell-count="200" meta:object-count="0"/>
    <meta:generator>LibreOffice/5.3.1.2$Linux_X86_64 LibreOffice_project/30m0$Build-2</meta:generator>
  </office:meta>
</office:document-meta>
</file>